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4.339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4.7095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16377" table:default-cell-style-name="ce1"/>
        <table:table-row table:style-name="ro1">
          <table:table-cell table:style-name="ce1"/>
          <table:table-cell office:value-type="string" table:number-columns-spanned="5" table:number-rows-spanned="1" table:style-name="ce2">
            <text:p>Average Waiting Time Per Seed</text:p>
          </table:table-cell>
          <table:covered-table-cell table:number-columns-repeated="4"/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alphaBurstEstimate</text:p>
          </table:table-cell>
          <table:table-cell office:value-type="string" table:style-name="ce1">
            <text:p>seed1</text:p>
          </table:table-cell>
          <table:table-cell office:value-type="string" table:style-name="ce1">
            <text:p>seed2</text:p>
          </table:table-cell>
          <table:table-cell office:value-type="string" table:style-name="ce1">
            <text:p>seed3</text:p>
          </table:table-cell>
          <table:table-cell office:value-type="string" table:style-name="ce1">
            <text:p>seed4</text:p>
          </table:table-cell>
          <table:table-cell office:value-type="string" table:style-name="ce1">
            <text:p>seed5</text:p>
          </table:table-cell>
          <table:table-cell office:value-type="string" table:style-name="ce1">
            <text:p>Average Waiting Time</text:p>
          </table:table-cell>
          <table:table-cell table:number-columns-repeated="16377" table:style-name="ce1"/>
        </table:table-row>
        <table:table-row table:style-name="ro1">
          <table:table-cell office:value-type="float" office:value="0.1" table:style-name="ce1">
            <text:p>0.1</text:p>
          </table:table-cell>
          <table:table-cell office:value-type="float" office:value="1026.25" table:style-name="ce1">
            <text:p>1026.25</text:p>
          </table:table-cell>
          <table:table-cell office:value-type="float" office:value="2587" table:style-name="ce1">
            <text:p>2587</text:p>
          </table:table-cell>
          <table:table-cell office:value-type="float" office:value="315.33330000000001" table:style-name="ce1">
            <text:p>315.3333</text:p>
          </table:table-cell>
          <table:table-cell office:value-type="float" office:value="1082.8" table:style-name="ce1">
            <text:p>1082.8</text:p>
          </table:table-cell>
          <table:table-cell office:value-type="float" office:value="959.6" table:style-name="ce1">
            <text:p>959.6</text:p>
          </table:table-cell>
          <table:table-cell office:value-type="float" office:value="995.18055000000004" table:formula="of:=AVERAGE([.A3:.F3])" table:style-name="ce1">
            <text:p>995.18055</text:p>
          </table:table-cell>
          <table:table-cell table:number-columns-repeated="16377" table:style-name="ce1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774.6" table:style-name="ce1">
            <text:p>774.6</text:p>
          </table:table-cell>
          <table:table-cell office:value-type="float" office:value="2751.6669999999999" table:style-name="ce1">
            <text:p>2751.667</text:p>
          </table:table-cell>
          <table:table-cell office:value-type="float" office:value="322.75" table:style-name="ce1">
            <text:p>322.75</text:p>
          </table:table-cell>
          <table:table-cell office:value-type="float" office:value="632.6" table:style-name="ce1">
            <text:p>632.6</text:p>
          </table:table-cell>
          <table:table-cell office:value-type="float" office:value="611" table:style-name="ce1">
            <text:p>611</text:p>
          </table:table-cell>
          <table:table-cell office:value-type="float" office:value="848.8028333333333" table:formula="of:=AVERAGE([.A4:.F4])" table:style-name="ce1">
            <text:p>848.8028333</text:p>
          </table:table-cell>
          <table:table-cell table:number-columns-repeated="16377" table:style-name="ce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018.5" table:style-name="ce1">
            <text:p>1018.5</text:p>
          </table:table-cell>
          <table:table-cell office:value-type="float" office:value="2090" table:style-name="ce1">
            <text:p>2090</text:p>
          </table:table-cell>
          <table:table-cell office:value-type="float" office:value="316.33330000000001" table:style-name="ce1">
            <text:p>316.3333</text:p>
          </table:table-cell>
          <table:table-cell office:value-type="float" office:value="728.6" table:style-name="ce1">
            <text:p>728.6</text:p>
          </table:table-cell>
          <table:table-cell office:value-type="float" office:value="611" table:style-name="ce1">
            <text:p>611</text:p>
          </table:table-cell>
          <table:table-cell office:value-type="float" office:value="794.12221666666676" table:formula="of:=AVERAGE([.A5:.F5])" table:style-name="ce1">
            <text:p>794.1222167</text:p>
          </table:table-cell>
          <table:table-cell table:number-columns-repeated="16377" table:style-name="ce1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828.2" table:style-name="ce1">
            <text:p>828.2</text:p>
          </table:table-cell>
          <table:table-cell office:value-type="float" office:value="2507" table:style-name="ce1">
            <text:p>2507</text:p>
          </table:table-cell>
          <table:table-cell office:value-type="float" office:value="483" table:style-name="ce1">
            <text:p>483</text:p>
          </table:table-cell>
          <table:table-cell office:value-type="float" office:value="687.8" table:style-name="ce1">
            <text:p>687.8</text:p>
          </table:table-cell>
          <table:table-cell office:value-type="float" office:value="435.75" table:style-name="ce1">
            <text:p>435.75</text:p>
          </table:table-cell>
          <table:table-cell office:value-type="float" office:value="823.69166666666661" table:formula="of:=AVERAGE([.A6:.F6])" table:style-name="ce1">
            <text:p>823.6916667</text:p>
          </table:table-cell>
          <table:table-cell table:number-columns-repeated="16377" table:style-name="ce1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176.5" table:style-name="ce1">
            <text:p>176.5</text:p>
          </table:table-cell>
          <table:table-cell office:value-type="float" office:value="2090" table:style-name="ce1">
            <text:p>2090</text:p>
          </table:table-cell>
          <table:table-cell office:value-type="float" office:value="483" table:style-name="ce1">
            <text:p>483</text:p>
          </table:table-cell>
          <table:table-cell office:value-type="float" office:value="728.6" table:style-name="ce1">
            <text:p>728.6</text:p>
          </table:table-cell>
          <table:table-cell office:value-type="float" office:value="1560.2" table:style-name="ce1">
            <text:p>1560.2</text:p>
          </table:table-cell>
          <table:table-cell office:value-type="float" office:value="839.80000000000007" table:formula="of:=AVERAGE([.A7:.F7])" table:style-name="ce1">
            <text:p>839.8</text:p>
          </table:table-cell>
          <table:table-cell table:number-columns-repeated="16377" table:style-name="ce1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176.5" table:style-name="ce1">
            <text:p>176.5</text:p>
          </table:table-cell>
          <table:table-cell office:value-type="float" office:value="2551" table:style-name="ce1">
            <text:p>2551</text:p>
          </table:table-cell>
          <table:table-cell office:value-type="float" office:value="283" table:style-name="ce1">
            <text:p>283</text:p>
          </table:table-cell>
          <table:table-cell office:value-type="float" office:value="663.8" table:style-name="ce1">
            <text:p>663.8</text:p>
          </table:table-cell>
          <table:table-cell office:value-type="float" office:value="1535.2" table:style-name="ce1">
            <text:p>1535.2</text:p>
          </table:table-cell>
          <table:table-cell office:value-type="float" office:value="868.34999999999991" table:formula="of:=AVERAGE([.A8:.F8])" table:style-name="ce1">
            <text:p>868.35</text:p>
          </table:table-cell>
          <table:table-cell table:number-columns-repeated="16377" table:style-name="ce1"/>
        </table:table-row>
        <table:table-row table:style-name="ro1">
          <table:table-cell office:value-type="float" office:value="0.7" table:style-name="ce1">
            <text:p>0.7</text:p>
          </table:table-cell>
          <table:table-cell office:value-type="float" office:value="1001.75" table:style-name="ce1">
            <text:p>1001.75</text:p>
          </table:table-cell>
          <table:table-cell office:value-type="float" office:value="2551" table:style-name="ce1">
            <text:p>2551</text:p>
          </table:table-cell>
          <table:table-cell office:value-type="float" office:value="638.66669999999999" table:style-name="ce1">
            <text:p>638.6667</text:p>
          </table:table-cell>
          <table:table-cell office:value-type="float" office:value="657.4" table:style-name="ce1">
            <text:p>657.4</text:p>
          </table:table-cell>
          <table:table-cell office:value-type="float" office:value="887.25" table:style-name="ce1">
            <text:p>887.25</text:p>
          </table:table-cell>
          <table:table-cell office:value-type="float" office:value="956.12778333333324" table:formula="of:=AVERAGE([.A9:.F9])" table:style-name="ce1">
            <text:p>956.1277833</text:p>
          </table:table-cell>
          <table:table-cell table:number-columns-repeated="16377" table:style-name="ce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679.25" table:style-name="ce1">
            <text:p>679.25</text:p>
          </table:table-cell>
          <table:table-cell office:value-type="float" office:value="1942.3330000000001" table:style-name="ce1">
            <text:p>1942.333</text:p>
          </table:table-cell>
          <table:table-cell office:value-type="float" office:value="638.66669999999999" table:style-name="ce1">
            <text:p>638.6667</text:p>
          </table:table-cell>
          <table:table-cell office:value-type="float" office:value="657.4" table:style-name="ce1">
            <text:p>657.4</text:p>
          </table:table-cell>
          <table:table-cell office:value-type="float" office:value="887.25" table:style-name="ce1">
            <text:p>887.25</text:p>
          </table:table-cell>
          <table:table-cell office:value-type="float" office:value="800.94994999999983" table:formula="of:=AVERAGE([.A10:.F10])" table:style-name="ce1">
            <text:p>800.94995</text:p>
          </table:table-cell>
          <table:table-cell table:number-columns-repeated="16377" table:style-name="ce1"/>
        </table:table-row>
        <table:table-row table:style-name="ro1">
          <table:table-cell office:value-type="float" office:value="0.9" table:style-name="ce1">
            <text:p>0.9</text:p>
          </table:table-cell>
          <table:table-cell office:value-type="float" office:value="679.25" table:style-name="ce1">
            <text:p>679.25</text:p>
          </table:table-cell>
          <table:table-cell office:value-type="float" office:value="1942.3330000000001" table:style-name="ce1">
            <text:p>1942.333</text:p>
          </table:table-cell>
          <table:table-cell office:value-type="float" office:value="638.66669999999999" table:style-name="ce1">
            <text:p>638.6667</text:p>
          </table:table-cell>
          <table:table-cell office:value-type="float" office:value="656.8" table:style-name="ce1">
            <text:p>656.8</text:p>
          </table:table-cell>
          <table:table-cell office:value-type="float" office:value="1841.8330000000001" table:style-name="ce1">
            <text:p>1841.833</text:p>
          </table:table-cell>
          <table:table-cell office:value-type="float" office:value="959.96378333333325" table:formula="of:=AVERAGE([.A11:.F11])" table:style-name="ce1">
            <text:p>959.9637833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0" draw:style-name="a0" draw:name="Chart 1" svg:x="0.20833in" svg:y="0.0625in" svg:width="7.30208in" svg:height="3.9270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ege bulut</meta:initial-creator>
    <dc:creator>ege bulut</dc:creator>
    <meta:creation-date>2019-03-21T14:29:28Z</meta:creation-date>
    <dc:date>2019-03-21T15:09:0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82.7500787401575pt" svg:width="525.75pt" chart:style-name="Crt0">
        <chart:title chart:style-name="CT00">
          <text:p text:style-name="a0" text:class-names="" text:cond-style-name="">Average Waiting Time Respective to alphaBurstEstimate</text:p>
        </chart:title>
        <chart:legend svg:x="107.6546456692913pt" svg:y="231.9222834645669pt" chart:style-name="Lgnd"/>
        <chart:plot-area chart:style-name="Plt0">
          <chart:axis chart:dimension="x" chart:name="primary-x" chart:style-name="Axs0">
            <chart:title svg:x="239.8370866141732pt" svg:y="209.6699212598425pt" chart:style-name="AT00">
              <text:p text:style-name="a1" text:class-names="" text:cond-style-name="">alphaBurstEstimate</text:p>
            </chart:title>
            <chart:categories table:cell-range-address="Sheet1.$A$2:.$A$11"/>
          </chart:axis>
          <chart:axis chart:dimension="y" chart:name="primary-y" chart:style-name="Axs1">
            <chart:title chart:style-name="AT01">
              <text:p text:style-name="a2" text:class-names="" text:cond-style-name="">Waiting TIme</text:p>
            </chart:title>
            <chart:grid chart:class="major" chart:style-name="GMa1"/>
          </chart:axis>
          <chart:series chart:values-cell-range-address="Sheet1.$B$2:.$B$11" chart:class="chart:line" chart:attached-axis="primary-y" chart:style-name="G0S0">
            <chart:data-point chart:repeated="10"/>
          </chart:series>
          <chart:series chart:values-cell-range-address="Sheet1.$C$2:.$C$11" chart:class="chart:line" chart:attached-axis="primary-y" chart:style-name="G0S1">
            <chart:data-point chart:repeated="10"/>
          </chart:series>
          <chart:series chart:values-cell-range-address="Sheet1.$D$2:.$D$11" chart:class="chart:line" chart:attached-axis="primary-y" chart:style-name="G0S2">
            <chart:data-point chart:repeated="10"/>
          </chart:series>
          <chart:series chart:values-cell-range-address="Sheet1.$E$2:.$E$11" chart:class="chart:line" chart:attached-axis="primary-y" chart:style-name="G0S3">
            <chart:data-point chart:repeated="10"/>
          </chart:series>
          <chart:series chart:values-cell-range-address="Sheet1.$F$2:.$F$11" chart:class="chart:line" chart:attached-axis="primary-y" chart:style-name="G0S4">
            <chart:data-point chart:repeated="10"/>
          </chart:series>
          <chart:series chart:values-cell-range-address="Sheet1.$G$2:.$G$11" chart:class="chart:line" chart:attached-axis="primary-y" chart:style-name="G0S5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